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9.26pt"/>
    </style:style>
    <style:style style:name="co2" style:family="table-column">
      <style:table-column-properties fo:break-before="auto" style:column-width="323.01pt"/>
    </style:style>
    <style:style style:name="co3" style:family="table-column">
      <style:table-column-properties fo:break-before="auto" style:column-width="249.99pt"/>
    </style:style>
    <style:style style:name="co4" style:family="table-column">
      <style:table-column-properties fo:break-before="auto" style:column-width="299.9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nfiguração geral do experimentos: </text:p>
            <text:p>-k-fold(5)</text:p>
            <text:p>-Dataset de treino balanceado em função do target</text:p>
          </table:table-cell>
          <table:table-cell table:number-columns-repeated="3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Experimento 1: Comparativo de redes aplicadas ao dataset com o </text:p>
            <text:p>máximo de features. Com e sem as classes F2, F3, F4</text:p>
          </table:table-cell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Score(Accuracy) - Dataset(F0, F1, HCC)</text:p>
          </table:table-cell>
          <table:table-cell table:style-name="ce4" office:value-type="string" calcext:value-type="string">
            <text:p>Score(Accuracy) - Dataset(F0, F1, F2, F3, F4, HCC)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MLP</text:p>
          </table:table-cell>
          <table:table-cell table:style-name="ce5" office:value-type="string" calcext:value-type="string">
            <text:p>0.582 (+-0.103)</text:p>
          </table:table-cell>
          <table:table-cell table:style-name="ce5" office:value-type="string" calcext:value-type="string">
            <text:p>0.808 (+-0.044)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SVM</text:p>
          </table:table-cell>
          <table:table-cell table:style-name="ce5" office:value-type="string" calcext:value-type="string">
            <text:p>0.593 (+-0.057)</text:p>
          </table:table-cell>
          <table:table-cell table:style-name="ce5" office:value-type="string" calcext:value-type="string">
            <text:p>0.859 (+-0.011)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Gradient Boosting</text:p>
          </table:table-cell>
          <table:table-cell table:style-name="ce5" office:value-type="string" calcext:value-type="string">
            <text:p>0.561 +-(0.209)</text:p>
          </table:table-cell>
          <table:table-cell table:style-name="ce5" office:value-type="string" calcext:value-type="string">
            <text:p>0.738 +-(0.072)</text:p>
          </table:table-cell>
          <table:table-cell/>
          <table:table-cell table:style-name="ce3" table:number-columns-repeated="6"/>
          <table:table-cell table:number-columns-repeated="1013"/>
        </table:table-row>
        <table:table-row table:style-name="ro1" table:number-rows-repeated="5">
          <table:table-cell table:style-name="ce3" table:number-columns-repeated="4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 office:value-type="string" calcext:value-type="string">
            <text:p>Experimento 2: Regras especificas aplicadas ao Gradient Boosting</text:p>
            <text:p>com a exclusão das classes F2, F3, F4</text:p>
          </table:table-cell>
          <table:table-cell table:style-name="ce6" office:value-type="string" calcext:value-type="string">
            <text:p>Regra:</text:p>
          </table:table-cell>
          <table:table-cell table:style-name="ce6" office:value-type="string" calcext:value-type="string">
            <text:p>Score(Accuracy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7" office:value-type="string" calcext:value-type="string">
            <text:p>['IL-10 -592=CA', 'TNF-308=GG']</text:p>
          </table:table-cell>
          <table:table-cell table:style-name="ce9" office:value-type="string" calcext:value-type="string">
            <text:p>0.566 +-(0.058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MBL -221=YX', 'IL-10 -819=CT', 'TNF-308=GG']</text:p>
          </table:table-cell>
          <table:table-cell table:style-name="ce5" office:value-type="string" calcext:value-type="string">
            <text:p>0.659 +-(0.065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TNF-308=GG']</text:p>
          </table:table-cell>
          <table:table-cell table:style-name="ce5" office:value-type="string" calcext:value-type="string">
            <text:p>0.606 +-(0.008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PTX3 rs2305619=GG', 'MPO C-463T=GG']</text:p>
          </table:table-cell>
          <table:table-cell table:style-name="ce5" office:value-type="string" calcext:value-type="string">
            <text:p>0.560 +-(0.088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PTX3 rs2305619=AA', 'IL-10 -592=CA']</text:p>
          </table:table-cell>
          <table:table-cell table:style-name="ce5" office:value-type="string" calcext:value-type="string">
            <text:p>0.582 +-(0.103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7" office:value-type="string" calcext:value-type="string">
            <text:p>['PTX3 rs2305619=AA']</text:p>
          </table:table-cell>
          <table:table-cell table:style-name="ce5" office:value-type="string" calcext:value-type="string">
            <text:p>0.608 +-(0.085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IL-10 -819=CT', 'MPO C-463T=GG']</text:p>
          </table:table-cell>
          <table:table-cell table:style-name="ce5" office:value-type="string" calcext:value-type="string">
            <text:p>0.579 +-(0.057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PTX3 rs1840680=AA', 'IL-28b rs12979860=CT']</text:p>
          </table:table-cell>
          <table:table-cell table:style-name="ce5" office:value-type="string" calcext:value-type="string">
            <text:p>0.659 +-(0.065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['MPO C-463T=GG']</text:p>
          </table:table-cell>
          <table:table-cell table:style-name="ce9" office:value-type="string" calcext:value-type="string">
            <text:p>0.606 +-(0.008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7" office:value-type="string" calcext:value-type="string">
            <text:p>['PTX3 rs1840680=AA', 'MBL -221=XX']</text:p>
          </table:table-cell>
          <table:table-cell table:style-name="ce9" office:value-type="string" calcext:value-type="string">
            <text:p>0.589 +-(0.068)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 table:style-name="ce3" table:number-columns-repeated="4"/>
          <table:table-cell/>
          <table:table-cell table:style-name="ce3" table:number-columns-repeated="6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